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75aa" officeooo:paragraph-rsid="001975a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75aa" officeooo:paragraph-rsid="001975a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975aa" officeooo:paragraph-rsid="001975a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975aa" officeooo:paragraph-rsid="001975a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975aa" officeooo:paragraph-rsid="001975a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c3f51" officeooo:paragraph-rsid="001c3f51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c3f51" officeooo:paragraph-rsid="001c3f5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3f51" officeooo:paragraph-rsid="001c3f51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1c3f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462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c3f5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sur le livre scripting SHELL</text:p>
      <text:p text:style-name="P1"/>
      <text:p text:style-name="P2">Exercice 2.1:</text:p>
      <text:p text:style-name="P4"/>
      <text:p text:style-name="P4"><text:tab/>./initialise_et_affiche.sh <text:tab/><text:tab/></text:p>
      <text:p text:style-name="P4"><text:tab/>2007 </text:p>
      <text:p text:style-name="P4"><text:tab/>echo $ma_variable<text:tab/><text:tab/>La Variable n'est pas affiché avec <text:span text:style-name="T1">echo</text:span> car l’exécution de initialise_et_affiche.sh avec ./ execute dans un nouveau processus .</text:p>
      <text:p text:style-name="P4"/>
      <text:p text:style-name="P3">Alors <text:s/>que avec : </text:p>
      <text:p text:style-name="P4"><text:tab/>. initialise_et_affiche.sh <text:tab/><text:span text:style-name="T2">Ici ont peut remplacer le . Par source </text:span></text:p>
      <text:p text:style-name="P4"><text:tab/>2007</text:p>
      <text:p text:style-name="P4"><text:tab/>echo $ma_variable </text:p>
      <text:p text:style-name="P4"><text:tab/>2007 <text:tab/><text:tab/><text:tab/><text:tab/>Donne en résultat l'affichage de la variable 2007</text:p>
      <text:p text:style-name="P4"/>
      <text:p text:style-name="P8">Exercice 4.1 :</text:p>
      <text:p text:style-name="P6"><text:tab/><text:span text:style-name="T3">Redirection de l'entrée standard !</text:span></text:p>
      <text:p text:style-name="P6">Pourquoi ls trouve-t-il toujours les mêmes fichiers lorsqu'on invoque les commandes suivantes?</text:p>
      <text:p text:style-name="P8">Réponse : <text:span text:style-name="T4"><text:s/>Il n'y à pas de diffèrence car cette représentation équivaut à l'écriture standard. Je l'ai ai dévellopper en face de chaque commandes !</text:span></text:p>
      <text:list xml:id="list6814680464342011360" text:style-name="L2">
        <text:list-item>
          <text:p text:style-name="P9"><text:span text:style-name="T5">Ls &lt; /dev<text:tab/><text:tab/><text:tab/>ls /dev</text:span></text:p>
        </text:list-item>
      </text:list>
      <text:list xml:id="list6870046897553392815" text:style-name="L1">
        <text:list-item>
          <text:p text:style-name="P7">ls &lt; /etc<text:tab/><text:tab/><text:tab/>ls /etc</text:p>
        </text:list-item>
        <text:list-item>
          <text:p text:style-name="P7">ls &lt; /usr/bin<text:tab/><text:tab/><text:tab/>ls /usr/bin</text:p>
        </text:list-item>
      </text:list>
      <text:p text:style-name="P6">Dans les deux modes d'écriture ci-dessus ls reçoit sur son entré standard Les répertoires indiqué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6:43:14.049839230</meta:creation-date>
    <dc:date>2016-05-25T20:33:13.187224921</dc:date>
    <meta:editing-duration>PT3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136" meta:character-count="859" meta:non-whitespace-character-count="715"/>
  </office:meta>
</office:document-meta>
</file>